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font-size="10pt" style:text-underline-style="none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715cm" svg:height="2.54cm" svg:x="11.16cm" svg:y="2.27cm">
          <text:p text:style-name="P1"><text:span text:style-name="T1">Kviewer_desktop.cpp – for testing</text:span></text:p>
          <text:p text:style-name="P1"><text:span text:style-name="T1"/></text:p>
          <text:p text:style-name="P1"><text:span text:style-name="T1"/></text:p>
          <text:p text:style-name="P1"><text:span text:style-name="T2">Functions:</text:span></text:p>
          <text:p text:style-name="P1"><text:span text:style-name="T1">main() 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7.62cm" svg:height="11.43cm" svg:x="10.525cm" svg:y="5.445cm">
          <text:p text:style-name="P1"><text:span text:style-name="T1">KSlice.cpp – the black box wrapper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>Functions</text:span></text:p>
          <text:p text:style-name="P1"><text:span text:style-name="T3">KSlice() - set some default options</text:span></text:p>
          <text:p text:style-name="P1"><text:span text:style-name="T3">~KSlice() - remove storage structs</text:span></text:p>
          <text:p text:style-name="P1"><text:span text:style-name="T3"><text:s/></text:span><text:span text:style-name="T3">SetImage(vtkImageData* image)</text:span></text:p>
          <text:p text:style-name="P1"><text:span text:style-name="T3">SetLabel(vtkImageData* label)</text:span></text:p>
          <text:p text:style-name="P1"><text:span text:style-name="T3">SetUI(vtkImageData* uiVol) – all user clicks</text:span></text:p>
          <text:p text:style-name="P1"><text:span text:style-name="T3">SetNumIters(int numIts)</text:span></text:p>
          <text:p text:style-name="P1"><text:span text:style-name="T3">SetBrushRad(int rad)</text:span></text:p>
          <text:p text:style-name="P1"><text:span text:style-name="T3">SetCurrSlice(int currSlice)</text:span></text:p>
          <text:p text:style-name="P1"><text:span text:style-name="T3">SetDistWeight(float distWeight)</text:span></text:p>
          <text:p text:style-name="P1"><text:span text:style-name="T3">CopySlice(int fromSlice)</text:span></text:p>
          <text:p text:style-name="P1"><text:span text:style-name="T3">PasteSlice(int toSlice)</text:span></text:p>
          <text:p text:style-name="P1"><text:span text:style-name="T3">Initialize() - run before each time call runUpdate</text:span></text:p>
          <text:p text:style-name="P1"><text:span text:style-name="T3">RunUpdate() - do the evolution</text:span></text:p>
          <text:p text:style-name="P1"><text:span text:style-name="T3"/></text:p>
          <text:p text:style-name="P1"><text:span text:style-name="T3"/></text:p>
          <text:p text:style-name="P1"><text:span text:style-name="T2">Storage Structs:</text:span></text:p>
          <text:p text:style-name="P1"><text:span text:style-name="T3">KviewerOptions – al l settings/parameters</text:span></text:p>
          <text:p text:style-name="P1"><text:span text:style-name="T3">KdataWarehouse – all storage </text:span></text:p>
          <text:p text:style-name="P1"><text:span text:style-name="T3">bool initCorrectFlag – has initialization</text:span></text:p>
          <text:p text:style-name="P1"><text:span text:style-name="T3"><text:s/></text:span><text:span text:style-name="T3"><text:tab/></text:span><text:span text:style-name="T3"><text:tab/></text:span><text:span text:style-name="T3">been done at <text:s/>least once?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5.08cm" svg:height="5.08cm" svg:x="20.685cm" svg:y="1.635cm">
          <text:p text:style-name="P4"><text:span text:style-name="T1">KviewerOptions.h</text:span></text:p>
          <text:p text:style-name="P4"><text:span text:style-name="T1"/></text:p>
          <text:p text:style-name="P2"><text:span text:style-name="T2">Variables</text:span><text:span text:style-name="T3">:</text:span></text:p>
          <text:p text:style-name="P2"><text:span text:style-name="T3"><text:s text:c="4"/></text:span><text:span text:style-name="T3">int brushRad</text:span></text:p>
          <text:p text:style-name="P2"><text:span text:style-name="T3"><text:s text:c="4"/></text:span><text:span text:style-name="T3">int numIters</text:span></text:p>
          <text:p text:style-name="P2"><text:span text:style-name="T3"><text:s text:c="4"/></text:span><text:span text:style-name="T3">int sliceNum</text:span></text:p>
          <text:p text:style-name="P2"><text:span text:style-name="T3"><text:s text:c="4"/></text:span><text:span text:style-name="T3">bool initCorrectFlag</text:span></text:p>
          <text:p text:style-name="P2"><text:span text:style-name="T3"><text:s text:c="4"/></text:span><text:span text:style-name="T3">bool m_bUseEdgeBased</text:span></text:p>
          <text:p text:style-name="P2"><text:span text:style-name="T3"><text:s text:c="4"/></text:span><text:span text:style-name="T3">float distWeight</text:span></text:p>
          <text:p text:style-name="P2"><text:span text:style-name="T3"><text:s text:c="4"/></text:span><text:span text:style-name="T3">bool contInit</text:span></text:p>
          <text:p text:style-name="P2"><text:span text:style-name="T3"><text:s text:c="4"/></text:span><text:span text:style-name="T3">int fromSlice</text:span></text:p>
          <text:p text:style-name="P2"><text:span text:style-name="T3"><text:s text:c="4"/></text:span><text:span text:style-name="T3">int toSlic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5.08cm" svg:height="4.445cm" svg:x="20.685cm" svg:y="7.35cm">
          <text:p text:style-name="P4"><text:span text:style-name="T1">KdataWarehouse.h</text:span></text:p>
          <text:p text:style-name="P4"><text:span text:style-name="T1"/></text:p>
          <text:p text:style-name="P2"><text:span text:style-name="T2">Variables</text:span><text:span text:style-name="T3">:</text:span></text:p>
          <text:p text:style-name="P2"><text:span text:style-name="T3"><text:s text:c="2"/></text:span><text:span text:style-name="T3">vtkImageData* imgVol</text:span></text:p>
          <text:p text:style-name="P2"><text:span text:style-name="T3"><text:s text:c="2"/></text:span><text:span text:style-name="T3">vtkImageData* labVol</text:span></text:p>
          <text:p text:style-name="P2"><text:span text:style-name="T3"><text:s text:c="2"/></text:span><text:span text:style-name="T3">vtkImageData* uiVol</text:span></text:p>
          <text:p text:style-name="P2"><text:span text:style-name="T3"><text:s text:c="2"/></text:span><text:span text:style-name="T3">KSegmentor3D* ksegmen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8.145cm" svg:y1="10.525cm" svg:x2="20.685cm" svg:y2="4.175cm">
          <text:p/>
        </draw:line>
        <draw:line draw:style-name="gr2" draw:text-style-name="P3" draw:layer="layout" svg:x1="18.145cm" svg:y1="10.525cm" svg:x2="20.685cm" svg:y2="9.255cm">
          <text:p/>
        </draw:line>
        <draw:custom-shape draw:style-name="gr1" draw:text-style-name="P4" draw:layer="layout" svg:width="5.08cm" svg:height="2.54cm" svg:x="20.685cm" svg:y="13.065cm">
          <text:p text:style-name="P4"><text:span text:style-name="T1">KSegmentor3D.cpp</text:span></text:p>
          <text:p text:style-name="P4"><text:span text:style-name="T1"/></text:p>
          <text:p text:style-name="P2"><text:span text:style-name="T3">All processing done her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8.145cm" svg:y1="10.525cm" svg:x2="20.685cm" svg:y2="14.335cm">
          <text:p/>
        </draw:line>
        <draw:custom-shape draw:style-name="gr1" draw:text-style-name="P3" draw:layer="layout" svg:width="7.62cm" svg:height="6.985cm" svg:x="1.635cm" svg:y="7.985cm">
          <text:p text:style-name="P3">3DSlicer</text:p>
          <text:p text:style-name="P3"/>
          <text:p text:style-name="P1"><text:span text:style-name="T2">Functions:</text:span></text:p>
          <text:p text:style-name="P1"><text:span text:style-name="T3">Accumulates user clicks</text:span></text:p>
          <text:p text:style-name="P1"><text:span text:style-name="T3">Ties KSlice funcs to mouse, keyboard event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van Kolesov</meta:initial-creator>
    <meta:creation-date>2013-01-18T17:17:49</meta:creation-date>
    <dc:date>2013-01-25T15:28:50</dc:date>
    <dc:creator>Ivan Kolesov</dc:creator>
    <meta:editing-duration>PT166H11M03S</meta:editing-duration>
    <meta:editing-cycles>10</meta:editing-cycles>
    <meta:generator>OpenOffice.org/3.2$Unix OpenOffice.org_project/320m12$Build-9483</meta:generator>
    <meta:document-statistic meta:object-count="9"/>
  </office:meta>
</office:document-meta>
</file>